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.21pt"/>
    </style:style>
    <style:style style:name="co2" style:family="table-column">
      <style:table-column-properties fo:break-before="auto" style:column-width="40.11pt"/>
    </style:style>
    <style:style style:name="co3" style:family="table-column">
      <style:table-column-properties fo:break-before="auto" style:column-width="19.5pt"/>
    </style:style>
    <style:style style:name="co4" style:family="table-column">
      <style:table-column-properties fo:break-before="auto" style:column-width="40.34pt"/>
    </style:style>
    <style:style style:name="co5" style:family="table-column">
      <style:table-column-properties fo:break-before="auto" style:column-width="28.8pt"/>
    </style:style>
    <style:style style:name="co6" style:family="table-column">
      <style:table-column-properties fo:break-before="auto" style:column-width="159pt"/>
    </style:style>
    <style:style style:name="co7" style:family="table-column">
      <style:table-column-properties fo:break-before="auto" style:column-width="346.59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48.2pt"/>
    </style:style>
    <style:style style:name="ro1" style:family="table-row">
      <style:table-row-properties style:row-height="25.6pt" fo:break-before="auto" style:use-optimal-row-height="true"/>
    </style:style>
    <style:style style:name="ro2" style:family="table-row">
      <style:table-row-properties style:row-height="361.5pt" fo:break-before="auto" style:use-optimal-row-height="true"/>
    </style:style>
    <style:style style:name="ro3" style:family="table-row">
      <style:table-row-properties style:row-height="226.49pt" fo:break-before="auto" style:use-optimal-row-height="true"/>
    </style:style>
    <style:style style:name="ro4" style:family="table-row">
      <style:table-row-properties style:row-height="181.5pt" fo:break-before="auto" style:use-optimal-row-height="true"/>
    </style:style>
    <style:style style:name="ro5" style:family="table-row">
      <style:table-row-properties style:row-height="170.25pt" fo:break-before="auto" style:use-optimal-row-height="true"/>
    </style:style>
    <style:style style:name="ro6" style:family="table-row">
      <style:table-row-properties style:row-height="69pt" fo:break-before="auto" style:use-optimal-row-height="true"/>
    </style:style>
    <style:style style:name="ro7" style:family="table-row">
      <style:table-row-properties style:row-height="102.76pt" fo:break-before="auto" style:use-optimal-row-height="true"/>
    </style:style>
    <style:style style:name="ro8" style:family="table-row">
      <style:table-row-properties style:row-height="202.96pt" fo:break-before="auto" style:use-optimal-row-height="true"/>
    </style:style>
    <style:style style:name="ro9" style:family="table-row">
      <style:table-row-properties style:row-height="136.49pt" fo:break-before="auto" style:use-optimal-row-height="true"/>
    </style:style>
    <style:style style:name="ro10" style:family="table-row">
      <style:table-row-properties style:row-height="12.81pt" fo:break-before="auto" style:use-optimal-row-height="true"/>
    </style:style>
    <style:style style:name="ro11" style:family="table-row">
      <style:table-row-properties style:row-height="125.26pt" fo:break-before="auto" style:use-optimal-row-height="true"/>
    </style:style>
    <style:style style:name="ro12" style:family="table-row">
      <style:table-row-properties style:row-height="46.49pt" fo:break-before="auto" style:use-optimal-row-height="true"/>
    </style:style>
    <style:style style:name="ro13" style:family="table-row">
      <style:table-row-properties style:row-height="24.01pt" fo:break-before="auto" style:use-optimal-row-height="true"/>
    </style:style>
    <style:style style:name="ro14" style:family="table-row">
      <style:table-row-properties style:row-height="57.74pt" fo:break-before="auto" style:use-optimal-row-height="true"/>
    </style:style>
    <style:style style:name="ro15" style:family="table-row">
      <style:table-row-properties style:row-height="114.01pt" fo:break-before="auto" style:use-optimal-row-height="true"/>
    </style:style>
    <style:style style:name="ro16" style:family="table-row">
      <style:table-row-properties style:row-height="35.26pt" fo:break-before="auto" style:use-optimal-row-height="true"/>
    </style:style>
    <style:style style:name="ro17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 style:vertical-align="top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 style:data-style-name="N122">
      <style:table-cell-properties style:vertical-align="top"/>
    </style:style>
    <style:style style:name="ce5" style:family="table-cell" style:parent-style-name="Default" style:data-style-name="N123">
      <style:table-cell-properties style:vertical-align="top"/>
    </style:style>
    <style:style style:name="T1" style:family="text">
      <style:text-properties style:font-name="Liberation Sans" style:font-name-asian="DejaVu Sans" style:font-name-complex="DejaVu Sans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8" table:number-columns-repeated="1015" table:default-cell-style-name="ce3"/>
        <table:table-row table:style-name="ro1">
          <table:table-cell table:style-name="ce2" office:value-type="string" calcext:value-type="string">
            <text:p>draft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um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opics</text:p>
          </table:table-cell>
          <table:table-cell table:style-name="ce2" office:value-type="string" calcext:value-type="string">
            <text:p>details</text:p>
          </table:table-cell>
          <table:table-cell table:style-name="ce2" office:value-type="string" calcext:value-type="string">
            <text:p>slides</text:p>
          </table:table-cell>
          <table:table-cell table:style-name="ce2" office:value-type="string" calcext:value-type="string">
            <text:p>readings</text:p>
          </table:table-cell>
          <table:table-cell table:style-name="ce2" office:value-type="string" calcext:value-type="string">
            <text:p>assignments</text:p>
          </table:table-cell>
          <table:table-cell table:style-name="ce2" table:number-columns-repeated="1014"/>
        </table:table-row>
        <table:table-row table:style-name="ro2">
          <table:table-cell office:value-type="string" calcext:value-type="string">
            <text:p>y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date" office:date-value="2018-09-05" calcext:value-type="date">
            <text:p>05-Sep</text:p>
          </table:table-cell>
          <table:table-cell table:style-name="ce5" table:formula="of:=[.D2]" office:value-type="date" office:date-value="2018-09-05" calcext:value-type="date">
            <text:p>Wed</text:p>
          </table:table-cell>
          <table:table-cell office:value-type="string" calcext:value-type="string">
            <text:p>* Introductions</text:p>
            <text:p>* Python Ecosystem and Installation</text:p>
            <text:p>* Python Basics and File I/O (home)</text:p>
            <text:p/>
          </table:table-cell>
          <table:table-cell office:value-type="string" calcext:value-type="string">
            <text:p>Introductions</text:p>
            <text:p/>
            <text:p>* Topics                                                                                                                                   </text:p>
            <text:p>* Required Software                                                                                                                        </text:p>
            <text:p>* Books                                                                                                                                    </text:p>
            <text:p>* Course Load                                                                                                                              </text:p>
            <text:p>* Homework Policy  </text:p>
            <text:p/>
            <text:p>Python 3 Ecosystem and Installation                                                                                                                      </text:p>
            <text:p/>
            <text:p>* Environment:                                                                  </text:p>
            <text:p>* Package / Python Version Management                                                                                                      </text:p>
            <text:p>  * Pip                                                                                                                                  </text:p>
            <text:p>  * Pip-env                                                                                                                              </text:p>
            <text:p>  * Virtualenv</text:p>
            <text:p>  * Anaconda                                                                                                                           </text:p>
            <text:p>* Static Analysis                                                                                                                          </text:p>
            <text:p>  * Linter: PyFlakes / PEP...                                                                                                            </text:p>
            <text:p>  * Type Checking: MyPy?                                                                                                                 </text:p>
            <text:p>* Interactive Shell    </text:p>
            <text:p>  * python                                                                                                                    </text:p>
            <text:p>  * IPython </text:p>
            <text:p>* Notebooks </text:p>
            <text:p>  * Jupyter Notebook                                                                                                                            </text:p>
            <text:p>  * Jupyter Lab         </text:p>
            <text:p/>
            <text:p>Python Basics and File I/O (home)                                                                                                                            </text:p>
            <text:p/>
            <text:p>* Control Structures                                                                                                                       </text:p>
            <text:p>* Strings, Tuples, Lists, Dicts  </text:p>
            <text:p>* File I/O                                                                                                                </text:p>
            <text:p>  </text:p>
          </table:table-cell>
          <table:table-cell/>
          <table:table-cell office:value-type="string" calcext:value-type="string">
            <text:p>Python for Data Analysis</text:p>
            <text:p>* Ch 1: Preliminaries</text:p>
            <text:p>* Ch 2: Python Language Basics, Ipython, Jupyter Notebooks</text:p>
            <text:p>* Ch 3: Built-in Data Structures, Functions and Files</text:p>
          </table:table-cell>
          <table:table-cell office:value-type="string" calcext:value-type="string">
            <text:p>HW01</text:p>
            <text:p/>
            <text:p>0. GitHub Username </text:p>
            <text:p>1. Install Python Environment</text:p>
            <text:p>2. Run Test Programs</text:p>
            <text:p>3. Data Analysis on Unstructured Text</text:p>
            <text:p><text:span text:style-name="T1">  * histogram, characters from book</text:span></text:p>
            <text:p><text:span text:style-name="T1">4. Basic Stats</text:span></text:p>
            <text:p>  * birthday paradox</text:p>
            <text:p>  * syllabic poetry</text:p>
            <text:p>  * mean, median, mode, etc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y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office:value-type="date" office:date-value="2018-09-10" calcext:value-type="date">
            <text:p>10-Sep</text:p>
          </table:table-cell>
          <table:table-cell table:style-name="ce5" table:formula="of:=[.D3]" office:value-type="date" office:date-value="2018-09-10" calcext:value-type="date">
            <text:p>Mon</text:p>
          </table:table-cell>
          <table:table-cell office:value-type="string" calcext:value-type="string">
            <text:p>* File Formats</text:p>
            <text:p>* Intermediate Python Features</text:p>
            <text:p>* Graphics Package (home)</text:p>
          </table:table-cell>
          <table:table-cell office:value-type="string" calcext:value-type="string">
            <text:p>File Formats (Description Only, No Libraries)</text:p>
            <text:p/>
            <text:p>* CSV</text:p>
            <text:p>* TSV</text:p>
            <text:p>* XML</text:p>
            <text:p>* JSON</text:p>
            <text:p/>
            <text:p>Intermediate Python Features:</text:p>
            <text:p/>
            <text:p>* Keyword Args</text:p>
            <text:p>* Packing and Unpacking with \*, \*\*,</text:p>
            <text:p>* List Comprehensions</text:p>
            <text:p>* Higher Order Functions</text:p>
            <text:p>* Decorators</text:p>
            <text:p>* Classes vs Named Tuples vs...</text:p>
            <text:p/>
            <text:p>Graphics Package (maybe?, home)</text:p>
            <text:p/>
            <text:p>* Turtle or Pil</text:p>
            <text:p/>
          </table:table-cell>
          <table:table-cell/>
          <table:table-cell office:value-type="string" calcext:value-type="string">
            <text:p>TODO: </text:p>
            <text:p>* find reference for file types </text:p>
            <text:p>  * (specs, wikipedia articles) </text:p>
            <text:p>* ...and intermediate python </text:p>
            <text:p>  * (python docs for keyword args, decorators, list comprehensions)</text:p>
          </table:table-cell>
          <table:table-cell table:style-name="Default"/>
          <table:table-cell table:number-columns-repeated="1014"/>
        </table:table-row>
        <table:table-row table:style-name="ro4">
          <table:table-cell office:value-type="string" calcext:value-type="string">
            <text:p>y</text:p>
          </table:table-cell>
          <table:table-cell/>
          <table:table-cell office:value-type="float" office:value="3" calcext:value-type="float">
            <text:p>3</text:p>
          </table:table-cell>
          <table:table-cell table:style-name="ce4" office:value-type="date" office:date-value="2018-09-12" calcext:value-type="date">
            <text:p>12-Sep</text:p>
          </table:table-cell>
          <table:table-cell table:style-name="ce5" table:formula="of:=[.D4]" office:value-type="date" office:date-value="2018-09-12" calcext:value-type="date">
            <text:p>Wed</text:p>
          </table:table-cell>
          <table:table-cell office:value-type="string" calcext:value-type="string">
            <text:p>* Vectors and Matrices (numpy)</text:p>
            <text:p><text:span text:style-name="T1">* Tabular Data (pandas)</text:span></text:p>
            <text:p><text:span text:style-name="T1">* Data Loading, Storage, and File Formats (revisited)</text:span></text:p>
          </table:table-cell>
          <table:table-cell office:value-type="string" calcext:value-type="string">
            <text:p>Vectors and Matrices (numpy)</text:p>
            <text:p/>
            <text:p>* numpy basics</text:p>
            <text:p/>
            <text:p><text:span text:style-name="T1">Tabular Data (pandas)</text:span></text:p>
            <text:p><text:span text:style-name="T1"/></text:p>
            <text:p><text:span text:style-name="T1">* pandas basics</text:span></text:p>
            <text:p><text:span text:style-name="T1"/></text:p>
            <text:p><text:span text:style-name="T1">Data Loading, Storage, and File Formats (revisisted)</text:span></text:p>
            <text:p><text:span text:style-name="T1"/></text:p>
            <text:p><text:span text:style-name="T1">* pandas for reading files (csv, xls, etc.)</text:span></text:p>
            <text:p><text:span text:style-name="T1">* pandas for writing files</text:span></text:p>
            <text:p><text:span text:style-name="T1">* go through file formats from previous lecture, but using pandas</text:span></text:p>
            <text:p><text:span text:style-name="T1"/></text:p>
            <text:p><text:span text:style-name="T1"/></text:p>
            <text:p><text:span text:style-name="T1"/></text:p>
          </table:table-cell>
          <table:table-cell/>
          <table:table-cell office:value-type="string" calcext:value-type="string">
            <text:p>Python for Data Analysis </text:p>
            <text:p>* Ch 4: Numpy Basics: Arrays and Vectors </text:p>
            <text:p><text:span text:style-name="T1">* Ch 5. Getting Started with pandas</text:span></text:p>
            <text:p><text:span text:style-name="T1">* Ch 6. Data Loading, Storage, and File Formats</text:span></text:p>
            <text:p><text:span text:style-name="T1">  * Skip Web Requests</text:span></text:p>
            <text:p><text:span text:style-name="T1">  * Skip Databases</text:span></text:p>
          </table:table-cell>
          <table:table-cell office:value-type="string" calcext:value-type="string">
            <text:p>HW 2</text:p>
            <text:p>1. Classes, CSVs</text:p>
            <text:p>  * create csv class</text:p>
            <text:p>  * allow delimiter change</text:p>
            <text:p>  * watch out for commas in data</text:p>
            <text:p>2. Simple Visualization (maybe)</text:p>
            <text:p>  * create drawing package with pil or turtle</text:p>
            <text:p>3. Numerical Data, Tabular Data</text:p>
            <text:p>  * simple stats (pandas) on xml or csv data set</text:p>
            <text:p>  * music generator (numpy)</text:p>
            <text:p/>
          </table:table-cell>
          <table:table-cell table:number-columns-repeated="1014"/>
        </table:table-row>
        <table:table-row table:style-name="ro5">
          <table:table-cell office:value-type="string" calcext:value-type="string">
            <text:p>y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office:value-type="date" office:date-value="2018-09-17" calcext:value-type="date">
            <text:p>17-Sep</text:p>
          </table:table-cell>
          <table:table-cell table:style-name="ce5" table:formula="of:=[.D5]" office:value-type="date" office:date-value="2018-09-17" calcext:value-type="date">
            <text:p>Mon</text:p>
          </table:table-cell>
          <table:table-cell office:value-type="string" calcext:value-type="string">
            <text:p>* Data from the Web</text:p>
          </table:table-cell>
          <table:table-cell office:value-type="string" calcext:value-type="string">
            <text:p>Data from the Web</text:p>
            <text:p/>
            <text:p>* Web APIs</text:p>
            <text:p>  * API Authentication</text:p>
            <text:p>  * OAuth?</text:p>
            <text:p>  * Rate Limiting</text:p>
            <text:p>  * API-specific clients (e.g. Facebook client and Twitter tweepy client)</text:p>
            <text:p>  * Custom (e.g. retrieving raw JSON or XML to do our own parsing)</text:p>
            <text:p>* Screen Scraping</text:p>
            <text:p>* Libraries (scrapy)</text:p>
            <text:p>* Parsing Data</text:p>
            <text:p>  * Beautiful Soup</text:p>
            <text:p>  * lxml</text:p>
            <text:p>  * Requests HTML</text:p>
            <text:p/>
          </table:table-cell>
          <table:table-cell/>
          <table:table-cell office:value-type="string" calcext:value-type="string">
            <text:p>Python for Data Analysis</text:p>
            <text:p>* Ch 6: Data Loading, Storage, and File Formats</text:p>
            <text:p>  * Focus on Sraping</text:p>
            <text:p>  * Focus on APIs</text:p>
            <text:p>  * TODO: API Authentication </text:p>
          </table:table-cell>
          <table:table-cell table:style-name="Default"/>
          <table:table-cell table:number-columns-repeated="1014"/>
        </table:table-row>
        <table:table-row table:style-name="ro5">
          <table:table-cell office:value-type="string" calcext:value-type="string">
            <text:p>y</text:p>
          </table:table-cell>
          <table:table-cell/>
          <table:table-cell office:value-type="float" office:value="5" calcext:value-type="float">
            <text:p>5</text:p>
          </table:table-cell>
          <table:table-cell table:style-name="ce4" office:value-type="date" office:date-value="2018-09-19" calcext:value-type="date">
            <text:p>19-Sep</text:p>
          </table:table-cell>
          <table:table-cell table:style-name="ce5" table:formula="of:=[.D6]" office:value-type="date" office:date-value="2018-09-19" calcext:value-type="date">
            <text:p>Wed</text:p>
          </table:table-cell>
          <table:table-cell office:value-type="string" calcext:value-type="string">
            <text:p>* Curating Data</text:p>
            <text:p>* Scrubbing / Cleaning Data</text:p>
            <text:p><text:span text:style-name="T2">* “Data Wrangling”</text:span></text:p>
          </table:table-cell>
          <table:table-cell office:value-type="string" calcext:value-type="string">
            <text:p>Curating Data</text:p>
            <text:p/>
            <text:p>* Open Data Sets</text:p>
            <text:p><text:span text:style-name="T2">* Terms of Use</text:span></text:p>
            <text:p><text:span text:style-name="T2">* Privacy</text:span></text:p>
            <text:p/>
            <text:p><text:span text:style-name="T2">Scrubbing / Cleaning Data</text:span></text:p>
            <text:p/>
            <text:p><text:span text:style-name="T2">* Handling Missing Data</text:span></text:p>
            <text:p><text:span text:style-name="T2">* Transforming Data</text:span></text:p>
            <text:p/>
            <text:p><text:span text:style-name="T2">Data Wrangling (without databases)</text:span></text:p>
            <text:p/>
            <text:p><text:span text:style-name="T2">* Joins</text:span></text:p>
            <text:p><text:span text:style-name="T2">* Pivots</text:span></text:p>
          </table:table-cell>
          <table:table-cell/>
          <table:table-cell office:value-type="string" calcext:value-type="string">
            <text:p>Python for Data Analysis</text:p>
            <text:p>* Ch 7: Data Cleaning and Preparation</text:p>
            <text:p>* Ch 8: Data Wrangling: Join, Combine, Reshape</text:p>
          </table:table-cell>
          <table:table-cell office:value-type="string" calcext:value-type="string">
            <text:p>HW03</text:p>
            <text:p>* brute force attack web site </text:p>
            <text:p>* use password dictionary</text:p>
            <text:p>* retrieving data from the web </text:p>
            <text:p>* finance app?</text:p>
            <text:p><text:span text:style-name="T1">*</text:span> cleaning data for analylsis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y</text:p>
          </table:table-cell>
          <table:table-cell/>
          <table:table-cell office:value-type="float" office:value="6" calcext:value-type="float">
            <text:p>6</text:p>
          </table:table-cell>
          <table:table-cell table:style-name="ce4" office:value-type="date" office:date-value="2018-09-24" calcext:value-type="date">
            <text:p>24-Sep</text:p>
          </table:table-cell>
          <table:table-cell table:style-name="ce5" table:formula="of:=[.D7]" office:value-type="date" office:date-value="2018-09-24" calcext:value-type="date">
            <text:p>Mon</text:p>
          </table:table-cell>
          <table:table-cell office:value-type="string" calcext:value-type="string">
            <text:p>* Plotting and Visualization</text:p>
          </table:table-cell>
          <table:table-cell office:value-type="string" calcext:value-type="string">
            <text:p>Plotting and Visualization</text:p>
            <text:p/>
            <text:p>* matplotlib</text:p>
            <text:p>* pandas</text:p>
            <text:p>* Other (seaborn)</text:p>
            <text:p>* Web Based Visualization (plotly, bokeh)</text:p>
          </table:table-cell>
          <table:table-cell/>
          <table:table-cell office:value-type="string" calcext:value-type="string">
            <text:p>Python for Data Analysis</text:p>
            <text:p>Ch 9: Plotting and Visualization</text:p>
          </table:table-cell>
          <table:table-cell table:style-name="Default"/>
          <table:table-cell table:number-columns-repeated="1014"/>
        </table:table-row>
        <table:table-row table:style-name="ro7">
          <table:table-cell office:value-type="string" calcext:value-type="string">
            <text:p>y</text:p>
          </table:table-cell>
          <table:table-cell/>
          <table:table-cell office:value-type="float" office:value="7" calcext:value-type="float">
            <text:p>7</text:p>
          </table:table-cell>
          <table:table-cell table:style-name="ce4" office:value-type="date" office:date-value="2018-09-26" calcext:value-type="date">
            <text:p>26-Sep</text:p>
          </table:table-cell>
          <table:table-cell table:style-name="ce5" table:formula="of:=[.D8]" office:value-type="date" office:date-value="2018-09-26" calcext:value-type="date">
            <text:p>Wed</text:p>
          </table:table-cell>
          <table:table-cell office:value-type="string" calcext:value-type="string">
            <text:p>* Aggregation and Time Series</text:p>
          </table:table-cell>
          <table:table-cell office:value-type="string" calcext:value-type="string">
            <text:p>Aggregation and Time Series</text:p>
            <text:p/>
            <text:p>* Group By</text:p>
            <text:p>* Aggregations (sum, count, etc.)</text:p>
            <text:p>* datetime</text:p>
            <text:p>* Time Zones</text:p>
            <text:p>* Time Series</text:p>
            <text:p>* Windowing</text:p>
            <text:p/>
          </table:table-cell>
          <table:table-cell/>
          <table:table-cell office:value-type="string" calcext:value-type="string">
            <text:p/>
            <text:p>Ch 10: Data Aggregation and Group By</text:p>
            <text:p>Ch 11: Time Series</text:p>
          </table:table-cell>
          <table:table-cell office:value-type="string" calcext:value-type="string">
            <text:p>HW04</text:p>
          </table:table-cell>
          <table:table-cell table:number-columns-repeated="1014"/>
        </table:table-row>
        <table:table-row table:style-name="ro8">
          <table:table-cell office:value-type="string" calcext:value-type="string">
            <text:p>y</text:p>
          </table:table-cell>
          <table:table-cell/>
          <table:table-cell office:value-type="float" office:value="8" calcext:value-type="float">
            <text:p>8</text:p>
          </table:table-cell>
          <table:table-cell table:style-name="ce4" office:value-type="date" office:date-value="2018-10-01" calcext:value-type="date">
            <text:p>01-Oct</text:p>
          </table:table-cell>
          <table:table-cell table:style-name="ce5" table:formula="of:=[.D9]" office:value-type="date" office:date-value="2018-10-01" calcext:value-type="date">
            <text:p>Mon</text:p>
          </table:table-cell>
          <table:table-cell/>
          <table:table-cell office:value-type="string" calcext:value-type="string">
            <text:p>Relational Database Overview</text:p>
            <text:p/>
            <text:p>* Database vs File System Storage</text:p>
            <text:p>* Tabular Data Revisited</text:p>
            <text:p>* Relations</text:p>
            <text:p>* "Competitive Landscape"</text:p>
            <text:p/>
            <text:p>Basic Postgres Administration</text:p>
            <text:p/>
            <text:p>* Configuration Files</text:p>
            <text:p>* Installation</text:p>
            <text:p>* Access Control</text:p>
            <text:p>* Roles and Privileges</text:p>
            <text:p>* Database Creation</text:p>
            <text:p>* "Dont's"</text:p>
            <text:p/>
            <text:p/>
            <text:p/>
          </table:table-cell>
          <table:table-cell table:number-columns-repeated="1017"/>
        </table:table-row>
        <table:table-row table:style-name="ro6">
          <table:table-cell office:value-type="string" calcext:value-type="string">
            <text:p>y</text:p>
          </table:table-cell>
          <table:table-cell/>
          <table:table-cell office:value-type="float" office:value="9" calcext:value-type="float">
            <text:p>9</text:p>
          </table:table-cell>
          <table:table-cell table:style-name="ce4" office:value-type="date" office:date-value="2018-10-03" calcext:value-type="date">
            <text:p>03-Oct</text:p>
          </table:table-cell>
          <table:table-cell table:style-name="ce5" table:formula="of:=[.D10]" office:value-type="date" office:date-value="2018-10-03" calcext:value-type="date">
            <text:p>Wed</text:p>
          </table:table-cell>
          <table:table-cell table:style-name="Default"/>
          <table:table-cell office:value-type="string" calcext:value-type="string">
            <text:p>Creating Single Tables</text:p>
            <text:p/>
            <text:p>* Data Types</text:p>
            <text:p>* Simple Constraints (Unique)</text:p>
            <text:p/>
            <text:p/>
          </table:table-cell>
          <table:table-cell table:style-name="Default" table:number-columns-repeated="2"/>
          <table:table-cell office:value-type="string" calcext:value-type="string">
            <text:p>HW05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y</text:p>
          </table:table-cell>
          <table:table-cell office:value-type="string" calcext:value-type="string">
            <text:p>schedule</text:p>
          </table:table-cell>
          <table:table-cell office:value-type="float" office:value="10" calcext:value-type="float">
            <text:p>10</text:p>
          </table:table-cell>
          <table:table-cell table:style-name="ce4" office:value-type="date" office:date-value="2018-10-09" calcext:value-type="date">
            <text:p>09-Oct</text:p>
          </table:table-cell>
          <table:table-cell table:style-name="ce5" table:formula="of:=[.D11]" office:value-type="date" office:date-value="2018-10-09" calcext:value-type="date">
            <text:p>Tue</text:p>
          </table:table-cell>
          <table:table-cell office:value-type="string" calcext:value-type="string">
            <text:p>Monday Schedule</text:p>
          </table:table-cell>
          <table:table-cell office:value-type="string" calcext:value-type="string">
            <text:p>Commandline Client, SQL, and Simple Queries</text:p>
            <text:p/>
            <text:p>* psql</text:p>
            <text:p>* Insert</text:p>
            <text:p>* Select</text:p>
            <text:p>* Update</text:p>
            <text:p>* Delete</text:p>
            <text:p> </text:p>
            <text:p/>
          </table:table-cell>
          <table:table-cell table:number-columns-repeated="1017"/>
        </table:table-row>
        <table:table-row table:style-name="ro9">
          <table:table-cell office:value-type="string" calcext:value-type="string">
            <text:p>y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4" office:value-type="date" office:date-value="2018-10-10" calcext:value-type="date">
            <text:p>10-Oct</text:p>
          </table:table-cell>
          <table:table-cell table:style-name="ce5" table:formula="of:=[.D12]" office:value-type="date" office:date-value="2018-10-10" calcext:value-type="date">
            <text:p>Wed</text:p>
          </table:table-cell>
          <table:table-cell/>
          <table:table-cell office:value-type="string" calcext:value-type="string">
            <text:p>Relational Database Design</text:p>
            <text:p/>
            <text:p>* Relations / Foreign Key Constraints</text:p>
            <text:p>* E-R Diagrams (in MySQL Workbench or similar)</text:p>
            <text:p>  * Reverse engineering</text:p>
            <text:p>  * Forward engineering</text:p>
            <text:p>* Normalization</text:p>
            <text:p/>
            <text:p><text:span text:style-name="T1"/></text:p>
            <text:p><text:span text:style-name="T1">Importing Data</text:span></text:p>
            <text:p><text:span text:style-name="T1"/></text:p>
            <text:p><text:span text:style-name="T1">* CSV, TSV, JSON</text:span></text:p>
          </table:table-cell>
          <table:table-cell table:number-columns-repeated="2"/>
          <table:table-cell office:value-type="string" calcext:value-type="string">
            <text:p>HW06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y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4" office:value-type="date" office:date-value="2018-10-15" calcext:value-type="date">
            <text:p>15-Oct</text:p>
          </table:table-cell>
          <table:table-cell table:style-name="ce5" table:formula="of:=[.D13]" office:value-type="date" office:date-value="2018-10-15" calcext:value-type="date">
            <text:p>Mon</text:p>
          </table:table-cell>
          <table:table-cell/>
          <table:table-cell office:value-type="string" calcext:value-type="string">
            <text:p>Joins and Aggregate Queries</text:p>
            <text:p/>
            <text:p>* in-depth study of SQL for data analysis and for manipulating RDBMS.</text:p>
            <text:p>* JOINs and all facets for standard SQL programming and development. </text:p>
            <text:p>* UNION and related queries</text:p>
            <text:p>* Study of aggregate queries</text:p>
            <text:p>* In-depth look at nested queries</text:p>
            <text:p>* Use single tables for aggregate queries and related queries for deep dives into data sets </text:p>
            <text:p/>
          </table:table-cell>
          <table:table-cell table:number-columns-repeated="1017"/>
        </table:table-row>
        <table:table-row table:style-name="ro10">
          <table:table-cell office:value-type="string" calcext:value-type="string">
            <text:p>y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4" office:value-type="date" office:date-value="2018-10-17" calcext:value-type="date">
            <text:p>17-Oct</text:p>
          </table:table-cell>
          <table:table-cell table:style-name="ce5" table:formula="of:=[.D14]" office:value-type="date" office:date-value="2018-10-17" calcext:value-type="date">
            <text:p>Wed</text:p>
          </table:table-cell>
          <table:table-cell/>
          <table:table-cell table:style-name="Default" office:value-type="string" calcext:value-type="string">
            <text:p>Review</text:p>
          </table:table-cell>
          <table:table-cell table:number-columns-repeated="1017"/>
        </table:table-row>
        <table:table-row table:style-name="ro10">
          <table:table-cell office:value-type="string" calcext:value-type="string">
            <text:p>y</text:p>
          </table:table-cell>
          <table:table-cell office:value-type="string" calcext:value-type="string">
            <text:p>exam <text:s/></text:p>
          </table:table-cell>
          <table:table-cell office:value-type="float" office:value="14" calcext:value-type="float">
            <text:p>14</text:p>
          </table:table-cell>
          <table:table-cell table:style-name="ce4" office:value-type="date" office:date-value="2018-10-22" calcext:value-type="date">
            <text:p>22-Oct</text:p>
          </table:table-cell>
          <table:table-cell table:style-name="ce5" table:formula="of:=[.D15]" office:value-type="date" office:date-value="2018-10-22" calcext:value-type="date">
            <text:p>Mon</text:p>
          </table:table-cell>
          <table:table-cell table:number-columns-repeated="2" office:value-type="string" calcext:value-type="string">
            <text:p>Exam 1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y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4" office:value-type="date" office:date-value="2018-10-24" calcext:value-type="date">
            <text:p>24-Oct</text:p>
          </table:table-cell>
          <table:table-cell table:style-name="ce5" table:formula="of:=[.D16]" office:value-type="date" office:date-value="2018-10-24" calcext:value-type="date">
            <text:p>Wed</text:p>
          </table:table-cell>
          <table:table-cell/>
          <table:table-cell office:value-type="string" calcext:value-type="string">
            <text:p>Performance / Indexing and Query Optimization </text:p>
            <text:p/>
            <text:p>* Indexes</text:p>
            <text:p>  * Different Types of Indexes</text:p>
            <text:p>* Optimizing Queries</text:p>
            <text:p>* Query Planning</text:p>
            <text:p/>
            <text:p>Additional Administration</text:p>
            <text:p/>
            <text:p>* Backups / Replication</text:p>
            <text:p>* Vacuum</text:p>
          </table:table-cell>
          <table:table-cell table:number-columns-repeated="2"/>
          <table:table-cell office:value-type="string" calcext:value-type="string">
            <text:p>HW07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y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4" office:value-type="date" office:date-value="2018-10-29" calcext:value-type="date">
            <text:p>29-Oct</text:p>
          </table:table-cell>
          <table:table-cell table:style-name="ce5" table:formula="of:=[.D17]" office:value-type="date" office:date-value="2018-10-29" calcext:value-type="date">
            <text:p>Mon</text:p>
          </table:table-cell>
          <table:table-cell/>
          <table:table-cell office:value-type="string" calcext:value-type="string">
            <text:p>Geo-spacial Data</text:p>
            <text:p/>
            <text:p>* PostGIS</text:p>
            <text:p/>
          </table:table-cell>
          <table:table-cell table:number-columns-repeated="1017"/>
        </table:table-row>
        <table:table-row table:style-name="ro6">
          <table:table-cell office:value-type="string" calcext:value-type="string">
            <text:p>y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4" office:value-type="date" office:date-value="2018-10-31" calcext:value-type="date">
            <text:p>31-Oct</text:p>
          </table:table-cell>
          <table:table-cell table:style-name="ce5" table:formula="of:=[.D18]" office:value-type="date" office:date-value="2018-10-31" calcext:value-type="date">
            <text:p>Wed</text:p>
          </table:table-cell>
          <table:table-cell/>
          <table:table-cell office:value-type="string" calcext:value-type="string">
            <text:p>Postgres and Python</text:p>
            <text:p/>
            <text:p>* pyscopg</text:p>
            <text:p>* SQLAlchemy?</text:p>
            <text:p>* Postgres, SQLAlchemy and pandas</text:p>
            <text:p/>
          </table:table-cell>
          <table:table-cell table:number-columns-repeated="2"/>
          <table:table-cell office:value-type="string" calcext:value-type="string">
            <text:p>HW08</text:p>
          </table:table-cell>
          <table:table-cell table:number-columns-repeated="1014"/>
        </table:table-row>
        <table:table-row table:style-name="ro13">
          <table:table-cell office:value-type="string" calcext:value-type="string">
            <text:p>y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4" office:value-type="date" office:date-value="2018-11-05" calcext:value-type="date">
            <text:p>05-Nov</text:p>
          </table:table-cell>
          <table:table-cell table:style-name="ce5" table:formula="of:=[.D19]" office:value-type="date" office:date-value="2018-11-05" calcext:value-type="date">
            <text:p>Mon</text:p>
          </table:table-cell>
          <table:table-cell/>
          <table:table-cell table:style-name="Default" office:value-type="string" calcext:value-type="string">
            <text:p>Creating APIs for Consumption</text:p>
            <text:p/>
          </table:table-cell>
          <table:table-cell table:number-columns-repeated="1017"/>
        </table:table-row>
        <table:table-row table:style-name="ro6">
          <table:table-cell office:value-type="string" calcext:value-type="string">
            <text:p>y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4" office:value-type="date" office:date-value="2018-11-07" calcext:value-type="date">
            <text:p>07-Nov</text:p>
          </table:table-cell>
          <table:table-cell table:style-name="ce5" table:formula="of:=[.D20]" office:value-type="date" office:date-value="2018-11-07" calcext:value-type="date">
            <text:p>Wed</text:p>
          </table:table-cell>
          <table:table-cell/>
          <table:table-cell table:style-name="Default" office:value-type="string" calcext:value-type="string">
            <text:p>Visualization Revisited (Web)</text:p>
            <text:p/>
            <text:p>* svg</text:p>
            <text:p>* d3</text:p>
            <text:p>* bokeh again (or for first time?)</text:p>
            <text:p>* plotly again (or for first time?)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4">
          <table:table-cell office:value-type="string" calcext:value-type="string">
            <text:p>y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4" office:value-type="date" office:date-value="2018-11-12" calcext:value-type="date">
            <text:p>12-Nov</text:p>
          </table:table-cell>
          <table:table-cell table:style-name="ce5" table:formula="of:=[.D21]" office:value-type="date" office:date-value="2018-11-12" calcext:value-type="date">
            <text:p>Mon</text:p>
          </table:table-cell>
          <table:table-cell/>
          <table:table-cell office:value-type="string" calcext:value-type="string">
            <text:p>Data Pipeline</text:p>
            <text:p/>
            <text:p>* (everything together)</text:p>
            <text:p>* ETL</text:p>
            <text:p>* Python, Pandas, Postgres</text:p>
          </table:table-cell>
          <table:table-cell table:number-columns-repeated="2"/>
          <table:table-cell office:value-type="string" calcext:value-type="string">
            <text:p>HW09</text:p>
          </table:table-cell>
          <table:table-cell table:number-columns-repeated="1014"/>
        </table:table-row>
        <table:table-row table:style-name="ro15">
          <table:table-cell office:value-type="string" calcext:value-type="string">
            <text:p>y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4" office:value-type="date" office:date-value="2018-11-14" calcext:value-type="date">
            <text:p>14-Nov</text:p>
          </table:table-cell>
          <table:table-cell table:style-name="ce5" table:formula="of:=[.D22]" office:value-type="date" office:date-value="2018-11-14" calcext:value-type="date">
            <text:p>Wed</text:p>
          </table:table-cell>
          <table:table-cell/>
          <table:table-cell office:value-type="string" calcext:value-type="string">
            <text:p>NoSQL</text:p>
            <text:p>                                                                                                                                  </text:p>
            <text:p>* JSON format in depth                                                                                                                 </text:p>
            <text:p>  1. Nested objects                                                                                                                  </text:p>
            <text:p>* compare/contrast MongoDB with SQL.                                                                                                   </text:p>
            <text:p>* Accessing MongoDB                                                                                                                    </text:p>
            <text:p>  1. from command line (e.g. mongo shell)                                                                                            </text:p>
            <text:p>  2. from Python libraries (e.g. pymongo module)                                                                                     </text:p>
            <text:p>* Basic CRUD                                                                                                                           </text:p>
            <text:p>* Geo-spatial data queries </text:p>
          </table:table-cell>
          <table:table-cell table:number-columns-repeated="1017"/>
        </table:table-row>
        <table:table-row table:style-name="ro16">
          <table:table-cell office:value-type="string" calcext:value-type="string">
            <text:p>y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4" office:value-type="date" office:date-value="2018-11-19" calcext:value-type="date">
            <text:p>19-Nov</text:p>
          </table:table-cell>
          <table:table-cell table:style-name="ce5" table:formula="of:=[.D23]" office:value-type="date" office:date-value="2018-11-19" calcext:value-type="date">
            <text:p>Mon</text:p>
          </table:table-cell>
          <table:table-cell/>
          <table:table-cell office:value-type="string" calcext:value-type="string">
            <text:p>NoSQL (continued)</text:p>
            <text:p/>
            <text:p><text:span text:style-name="T1">Python and NoSQL</text:span></text:p>
          </table:table-cell>
          <table:table-cell table:number-columns-repeated="2"/>
          <table:table-cell office:value-type="string" calcext:value-type="string">
            <text:p>HW10</text:p>
          </table:table-cell>
          <table:table-cell table:number-columns-repeated="1014"/>
        </table:table-row>
        <table:table-row table:style-name="ro17">
          <table:table-cell office:value-type="string" calcext:value-type="string">
            <text:p>y</text:p>
          </table:table-cell>
          <table:table-cell office:value-type="string" calcext:value-type="string">
            <text:p>holiday</text:p>
          </table:table-cell>
          <table:table-cell/>
          <table:table-cell table:style-name="ce4" office:value-type="date" office:date-value="2018-11-21" calcext:value-type="date">
            <text:p>21-Nov</text:p>
          </table:table-cell>
          <table:table-cell table:style-name="ce5" table:formula="of:=[.D24]" office:value-type="date" office:date-value="2018-11-21" calcext:value-type="date">
            <text:p>Wed</text:p>
          </table:table-cell>
          <table:table-cell office:value-type="string" calcext:value-type="string">
            <text:p>Thanksgiving</text:p>
          </table:table-cell>
          <table:table-cell table:style-name="Default" office:value-type="string" calcext:value-type="string">
            <text:p>Thanksgiving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y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4" office:value-type="date" office:date-value="2018-11-26" calcext:value-type="date">
            <text:p>26-Nov</text:p>
          </table:table-cell>
          <table:table-cell table:style-name="ce5" table:formula="of:=[.D25]" office:value-type="date" office:date-value="2018-11-26" calcext:value-type="date">
            <text:p>Mon</text:p>
          </table:table-cell>
          <table:table-cell/>
          <table:table-cell table:style-name="Default" office:value-type="string" calcext:value-type="string">
            <text:p>Cloud Data Storage</text:p>
            <text:p/>
            <text:p>* S3</text:p>
            <text:p>* RDS</text:p>
            <text:p>* Firebase 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y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4" office:value-type="date" office:date-value="2018-11-28" calcext:value-type="date">
            <text:p>28-Nov</text:p>
          </table:table-cell>
          <table:table-cell table:style-name="ce5" table:formula="of:=[.D26]" office:value-type="date" office:date-value="2018-11-28" calcext:value-type="date">
            <text:p>Wed</text:p>
          </table:table-cell>
          <table:table-cell/>
          <table:table-cell table:style-name="Default" office:value-type="string" calcext:value-type="string">
            <text:p>“Serverless” </text:p>
            <text:p/>
            <text:p>* Microservices</text:p>
            <text:p>* AWS lambda</text:p>
            <text:p>* Firebase</text:p>
            <text:p>* zappa or chalice</text:p>
          </table:table-cell>
          <table:table-cell table:number-columns-repeated="2"/>
          <table:table-cell office:value-type="string" calcext:value-type="string">
            <text:p>HW11</text:p>
          </table:table-cell>
          <table:table-cell table:number-columns-repeated="1014"/>
        </table:table-row>
        <table:table-row table:style-name="ro13">
          <table:table-cell office:value-type="string" calcext:value-type="string">
            <text:p>y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4" office:value-type="date" office:date-value="2018-12-03" calcext:value-type="date">
            <text:p>03-Dec</text:p>
          </table:table-cell>
          <table:table-cell table:style-name="ce5" table:formula="of:=[.D27]" office:value-type="date" office:date-value="2018-12-03" calcext:value-type="date">
            <text:p>Mon</text:p>
          </table:table-cell>
          <table:table-cell/>
          <table:table-cell table:style-name="Default" office:value-type="string" calcext:value-type="string">
            <text:p>Large Data Sets</text:p>
            <text:p>* Hadoop, Parque</text:p>
          </table:table-cell>
          <table:table-cell table:number-columns-repeated="1017"/>
        </table:table-row>
        <table:table-row table:style-name="ro10">
          <table:table-cell office:value-type="string" calcext:value-type="string">
            <text:p>y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4" office:value-type="date" office:date-value="2018-12-05" calcext:value-type="date">
            <text:p>05-Dec</text:p>
          </table:table-cell>
          <table:table-cell table:style-name="ce5" table:formula="of:=[.D28]" office:value-type="date" office:date-value="2018-12-05" calcext:value-type="date">
            <text:p>Wed</text:p>
          </table:table-cell>
          <table:table-cell/>
          <table:table-cell table:style-name="Default" office:value-type="string" calcext:value-type="string">
            <text:p>Special Topic TBD</text:p>
          </table:table-cell>
          <table:table-cell table:number-columns-repeated="1017"/>
        </table:table-row>
        <table:table-row table:style-name="ro17">
          <table:table-cell office:value-type="string" calcext:value-type="string">
            <text:p>y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4" office:value-type="date" office:date-value="2018-12-10" calcext:value-type="date">
            <text:p>10-Dec</text:p>
          </table:table-cell>
          <table:table-cell table:style-name="ce5" table:formula="of:=[.D29]" office:value-type="date" office:date-value="2018-12-10" calcext:value-type="date">
            <text:p>Mon</text:p>
          </table:table-cell>
          <table:table-cell/>
          <table:table-cell office:value-type="string" calcext:value-type="string">
            <text:p>Review</text:p>
          </table:table-cell>
          <table:table-cell table:number-columns-repeated="1017"/>
        </table:table-row>
        <table:table-row table:style-name="ro17">
          <table:table-cell office:value-type="string" calcext:value-type="string">
            <text:p>y</text:p>
          </table:table-cell>
          <table:table-cell office:value-type="string" calcext:value-type="string">
            <text:p>exam <text:s/></text:p>
          </table:table-cell>
          <table:table-cell office:value-type="float" office:value="28" calcext:value-type="float">
            <text:p>28</text:p>
          </table:table-cell>
          <table:table-cell table:style-name="ce4" office:value-type="date" office:date-value="2018-12-12" calcext:value-type="date">
            <text:p>12-Dec</text:p>
          </table:table-cell>
          <table:table-cell table:style-name="ce5" table:formula="of:=[.D30]" office:value-type="date" office:date-value="2018-12-12" calcext:value-type="date">
            <text:p>Wed</text:p>
          </table:table-cell>
          <table:table-cell office:value-type="string" calcext:value-type="string">
            <text:p>Exam 2</text:p>
          </table:table-cell>
          <table:table-cell office:value-type="string" calcext:value-type="string">
            <text:p>Exams 2</text:p>
          </table:table-cell>
          <table:table-cell table:number-columns-repeated="1017"/>
        </table:table-row>
        <table:table-row table:style-name="ro17" table:number-rows-repeated="1048545">
          <table:table-cell table:number-columns-repeated="1024"/>
        </table:table-row>
        <table:table-row table:style-name="ro1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1">
      <number:month number:style="long"/>
      <number:text>/</number:text>
      <number:day number:style="long"/>
      <number:text> - </number:text>
      <number:day-of-week/>
    </number:date-style>
    <number:date-style style:name="N122">
      <number:day number:style="long"/>
      <number:text>-</number:text>
      <number:month number:textual="true"/>
    </number:date-style>
    <number:date-style style:name="N123">
      <number:day-of-week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7">00/00/0000</text:date>, <text:time style:data-style-name="N2" text:time-value="07:39:36.1570772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5T08:08:14.052401065</meta:creation-date>
    <dc:date>2018-08-17T06:16:18.564256602</dc:date>
    <meta:editing-duration>P8DT2H34M31S</meta:editing-duration>
    <meta:editing-cycles>51</meta:editing-cycles>
    <meta:generator>LibreOffice/5.4.6.2$Linux_AARCH64 LibreOffice_project/40m0$Build-2</meta:generator>
    <meta:document-statistic meta:table-count="1" meta:cell-count="187" meta:object-count="0"/>
  </office:meta>
</office:document-meta>
</file>